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95.92mm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Arial C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use-window-font-color="true" style:font-name="Arial CE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 CE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 CE" fo:font-size="14pt" fo:font-weight="bold" style:text-underline-style="none" style:text-underline-color="font-color" style:text-line-through-type="none" fo:font-style="normal" style:text-outline="false" fo:text-shadow="none" style:font-name-complex="Arial C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2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*[.B4]-4*[.A4]*[.C4]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5">
          <table:table-cell table:style-name="ce6" table:number-columns-repeated="3"/>
          <table:table-cell table:style-name="ce10"/>
          <table:table-cell table:style-name="ce14" table:formula="of:==IF([.A4]=0;&quot;równanie nie jest kwadratowe&quot;;IF([.D4]&lt;0;&quot;nie ma rozwiązania&quot;;IF([.D4]=0;&quot;jeden pierwiastek&quot;;IF([.D4]&gt;0;&quot;dwa różne pierwiastki&quot;))))" office:value-type="string" office:string-value="jeden pierwiastek" calcext:value-type="string">
            <text:p>jeden pierwiastek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lt;0;&quot;brak rozwiązania&quot;;(-[.B4]-SQRT([.D4]))/(2*[.A4])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lt;0;&quot;brak rozwiązania&quot;;(-[.B4]+SQRT([.D4]))/(2*[.A4]))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5">
          <table:table-cell table:number-columns-repeated="4"/>
          <table: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6:17:30.43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5T16:18:16.765000000</dc:date>
    <meta:print-date>2003-03-03T23:27:53</meta:print-date>
    <meta:editing-cycles>4</meta:editing-cycles>
    <meta:editing-duration>PT17M</meta:editing-duration>
    <meta:generator>LibreOffice/6.0.2.1$Windows_x86 LibreOffice_project/f7f06a8f319e4b62f9bc5095aa112a65d2f3ac89</meta:generator>
    <meta:document-statistic meta:table-count="3" meta:cell-count="17" meta:object-count="1"/>
  </office:meta>
</office:document-meta>
</file>